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background-color="#fedcc6"/>
    </style:style>
    <style:style style:name="ce4" style:family="table-cell" style:parent-style-name="Default">
      <style:table-cell-properties fo:background-color="#bce4e5"/>
    </style:style>
    <style:style style:name="ce5" style:family="table-cell" style:parent-style-name="Default">
      <style:table-cell-properties fo:background-color="#89c765"/>
    </style:style>
    <style:style style:name="ce12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dfcce4"/>
    </style:style>
    <style:style style:name="ce15" style:family="table-cell" style:parent-style-name="Default">
      <style:table-cell-properties fo:background-color="#fcd3c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8" table:default-cell-style-name="Default"/>
        <table:table-column table:style-name="co3" table:visibility="collapse" table:default-cell-style-name="Default"/>
        <table:table-column table:style-name="co1" table:visibility="collapse" table:number-columns-repeated="11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number-columns-repeated="23"/>
          <table:table-cell table:style-name="Default"/>
          <table:table-cell table:style-name="ce4" office:value-type="string" calcext:value-type="string">
            <text:p>https://nl.aliexpress.com/item/32865017857.html?spm=a2g0o.productlist.0.0.42f2295e4QUSgW&amp;algo_pvid=6d7ca13b-26b8-435b-9263-52a4bc292e3d&amp;algo_expid=6d7ca13b-26b8-435b-9263-52a4bc292e3d-26&amp;btsid=0b0a0ae216115247368244383e1591&amp;ws_ab_test=searchweb0_0,searchweb201602_,searchweb201603_</text:p>
          </table:table-cell>
          <table:table-cell/>
        </table:table-row>
        <table:table-row table:style-name="ro1">
          <table:table-cell table:number-columns-repeated="23"/>
          <table:table-cell table:style-name="Default"/>
          <table:table-cell table:style-name="ce3" office:value-type="string" calcext:value-type="string">
            <text:p>Mouser</text:p>
          </table:table-cell>
          <table:table-cell/>
        </table:table-row>
        <table:table-row table:style-name="ro1">
          <table:table-cell table:number-columns-repeated="23"/>
          <table:table-cell table:style-name="Default"/>
          <table:table-cell table:style-name="ce7"/>
          <table:table-cell/>
        </table:table-row>
        <table:table-row table:style-name="ro1">
          <table:table-cell table:number-columns-repeated="23"/>
          <table:table-cell table:style-name="Default"/>
          <table:table-cell table:style-name="ce8"/>
          <table:table-cell/>
        </table:table-row>
        <table:table-row table:style-name="ro1" table:number-rows-repeated="3">
          <table:table-cell table:number-columns-repeated="23"/>
          <table:table-cell table:style-name="Default"/>
          <table:table-cell table:style-name="ce7"/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VCO Main</text:p>
          </table:table-cell>
          <table:table-cell office:value-type="string" calcext:value-type="string">
            <text:p>VCO Control</text:p>
          </table:table-cell>
          <table:table-cell office:value-type="string" calcext:value-type="string">
            <text:p>VCO Main</text:p>
          </table:table-cell>
          <table:table-cell office:value-type="string" calcext:value-type="string">
            <text:p>VCO Control</text:p>
          </table:table-cell>
          <table:table-cell office:value-type="string" calcext:value-type="string">
            <text:p>Bass Main</text:p>
          </table:table-cell>
          <table:table-cell office:value-type="string" calcext:value-type="string">
            <text:p>Bass Control</text:p>
          </table:table-cell>
          <table:table-cell office:value-type="string" calcext:value-type="string">
            <text:p>BBD Main</text:p>
          </table:table-cell>
          <table:table-cell office:value-type="string" calcext:value-type="string">
            <text:p>BBD Control</text:p>
          </table:table-cell>
          <table:table-cell office:value-type="string" calcext:value-type="string">
            <text:p>Dual VCA Main</text:p>
          </table:table-cell>
          <table:table-cell office:value-type="string" calcext:value-type="string">
            <text:p>Dual VCA Controls</text:p>
          </table:table-cell>
          <table:table-cell office:value-type="string" calcext:value-type="string">
            <office:annotation office:display="true" draw:style-name="gr1" draw:text-style-name="P2" svg:width="28.99mm" svg:height="9.91mm" svg:x="83.02mm" svg:y="27.09mm" draw:caption-point-x="-6.1mm" draw:caption-point-y="9.13mm">
              <dc:creator>MT</dc:creator>
              <dc:date>2021-01-24T00:00:00</dc:date>
              <text:p text:style-name="P1"><text:span text:style-name="T1">Comes with Mouser cart</text:span></text:p>
            </office:annotation>
            <text:p>Envelope Gen</text:p>
          </table:table-cell>
          <table:table-cell office:value-type="string" calcext:value-type="string">
            <text:p>Midi-CV Control</text:p>
          </table:table-cell>
          <table:table-cell office:value-type="string" calcext:value-type="string">
            <office:annotation office:display="true" draw:style-name="gr2" draw:text-style-name="P2" svg:width="28.99mm" svg:height="13.86mm" svg:x="83.02mm" svg:y="27.09mm" draw:caption-point-x="-6.1mm" draw:caption-point-y="9.13mm">
              <dc:creator>MT</dc:creator>
              <dc:date>2021-01-24T00:00:00</dc:date>
              <text:p text:style-name="P1"><text:span text:style-name="T1">Comes with Mouser cart</text:span></text:p>
              <text:p text:style-name="P1"><text:span text:style-name="T1"/></text:p>
            </office:annotation>
            <text:p>Midi-CV Main</text:p>
          </table:table-cell>
          <table:table-cell office:value-type="string" calcext:value-type="string">
            <text:p>Modulator Modulator</text:p>
          </table:table-cell>
          <table:table-cell office:value-type="string" calcext:value-type="string">
            <text:p>Modulator Noise</text:p>
          </table:table-cell>
          <table:table-cell office:value-type="string" calcext:value-type="string">
            <text:p>Output Main</text:p>
          </table:table-cell>
          <table:table-cell office:value-type="string" calcext:value-type="string">
            <text:p>Output Controls</text:p>
          </table:table-cell>
          <table:table-cell office:value-type="string" calcext:value-type="string">
            <text:p>VCF</text:p>
          </table:table-cell>
          <table:table-cell office:value-type="string" calcext:value-type="string">
            <text:p>Swamp Main</text:p>
          </table:table-cell>
          <table:table-cell office:value-type="string" calcext:value-type="string">
            <office:annotation office:display="true" draw:style-name="gr1" draw:text-style-name="P2" svg:width="28.99mm" svg:height="9.91mm" svg:x="83.02mm" svg:y="27.09mm" draw:caption-point-x="-6.1mm" draw:caption-point-y="9.13mm">
              <dc:creator>MT</dc:creator>
              <dc:date>2021-01-24T00:00:00</dc:date>
              <text:p text:style-name="P1"><text:span text:style-name="T1">Mouser cart</text:span></text:p>
              <text:p text:style-name="P1"><text:span text:style-name="T1"/></text:p>
            </office:annotation>
            <text:p>Swamp Control</text:p>
          </table:table-cell>
          <table:table-cell/>
          <table:table-cell table:style-name="Default"/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Circuit board</text:p>
          </table:table-cell>
          <table:table-cell/>
          <table:table-cell table:number-columns-repeated="2" office:value-type="string" calcext:value-type="string">
            <text:p>Cart</text:p>
          </table:table-cell>
          <table:table-cell table:number-columns-repeated="2"/>
          <table:table-cell office:value-type="string" calcext:value-type="string">
            <text:p>Cart*</text:p>
          </table:table-cell>
          <table:table-cell table:number-columns-repeated="15" office:value-type="string" calcext:value-type="string">
            <text:p>Car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_W4_TH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3" table:formula="of:=SUM([.C11:.V1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_W4_THT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"/>
          <table:table-cell table:formula="of:=SUM([.C12:.V1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_W4_TH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"/>
          <table:table-cell table:formula="of:=SUM([.C13:.V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C14:.V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C15:.V1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_W4_T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4" office:value-type="string" calcext:value-type="string">
            <text:p>20 supplied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_W4_T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7:.V1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m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table:formula="of:=SUM([.C18:.V1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8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C19:.V1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1%</text:p>
          </table:table-cell>
          <table:table-cell office:value-type="string" calcext:value-type="string">
            <text:p>R_W4_TH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table:formula="of:=SUM([.C20:.V2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_W4_TH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table:formula="of:=SUM([.C21:.V21])" office:value-type="float" office:value="141" calcext:value-type="float">
            <text:p>141</text:p>
          </table:table-cell>
          <table:table-cell table:style-name="ce4" office:value-type="string" calcext:value-type="string">
            <text:p>11 supplied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00k 1%</text:p>
          </table:table-cell>
          <table:table-cell office:value-type="string" calcext:value-type="string">
            <text:p>R_W4_TH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  <table:table-cell table:formula="of:=SUM([.C22:.V22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_W4_TH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5" table:formula="of:=SUM([.C23:.V23])" office:value-type="float" office:value="92" calcext:value-type="float">
            <text:p>92</text:p>
          </table:table-cell>
          <table:table-cell table:style-name="ce4" office:value-type="string" calcext:value-type="string">
            <text:p>14 supplied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k 1%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C24:.V2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m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SUM([.C25:.V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formula="of:=SUM([.C26:.V2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20k 1%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4"/>
          <table:table-cell table:formula="of:=SUM([.C27:.V2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k 1%</text:p>
          </table:table-cell>
          <table:table-cell office:value-type="string" calcext:value-type="string">
            <text:p>R_W4_TH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C28:.V2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 1%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table:formula="of:=SUM([.C29:.V29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C30:.V3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_W4_TH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SUM([.C31:.V31])" office:value-type="float" office:value="29" calcext:value-type="float">
            <text:p>29</text:p>
          </table:table-cell>
          <table:table-cell table:style-name="ce4" office:value-type="string" calcext:value-type="string">
            <text:p>17 supplie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k 1%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  <table:table-cell table:formula="of:=SUM([.C32:.V3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C33:.V3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C34:.V3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m</text:p>
          </table:table-cell>
          <table:table-cell office:value-type="string" calcext:value-type="string">
            <text:p>R_W4_T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5" table:formula="of:=SUM([.C35:.V3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7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C36:.V3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</text:p>
          </table:table-cell>
          <table:table-cell office:value-type="string" calcext:value-type="string">
            <text:p>R_W4_THT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C37:.V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C38:.V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</text:p>
          </table:table-cell>
          <table:table-cell office:value-type="string" calcext:value-type="string">
            <text:p>R_W4_T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39:.V39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40:.V4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C41:.V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_W4_TH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SUM([.C42:.V4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C43:.V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C44:.V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k 1%</text:p>
          </table:table-cell>
          <table:table-cell office:value-type="string" calcext:value-type="string">
            <text:p>R_W4_TH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table:formula="of:=SUM([.C45:.V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number-columns-repeated="16"/>
          <table:table-cell table:formula="of:=SUM([.C46:.V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47:.V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C48:.V4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9k</text:p>
          </table:table-cell>
          <table:table-cell office:value-type="string" calcext:value-type="string">
            <text:p>R_W4_T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C49:.V4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C50:.V5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51:.V51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k</text:p>
          </table:table-cell>
          <table:table-cell office:value-type="string" calcext:value-type="string">
            <text:p>R_W4_T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SUM([.C52:.V52])" office:value-type="float" office:value="44" calcext:value-type="float">
            <text:p>44</text:p>
          </table:table-cell>
          <table:table-cell table:style-name="ce4" office:value-type="string" calcext:value-type="string">
            <text:p>9 supplied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3k 1%</text:p>
          </table:table-cell>
          <table:table-cell office:value-type="string" calcext:value-type="string">
            <text:p>R_W4_T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table:formula="of:=SUM([.C53:.V53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C54:.V5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55:.V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k</text:p>
          </table:table-cell>
          <table:table-cell office:value-type="string" calcext:value-type="string">
            <text:p>R_W4_TH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table:formula="of:=SUM([.C56:.V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R_W4_TH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C57:.V57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k 1%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58:.V5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59:.V59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table:formula="of:=SUM([.C60:.V6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C61:.V6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6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2:.V6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"/>
          <table:table-cell table:formula="of:=SUM([.C63:.V6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C64:.V6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k 1%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"/>
          <table:table-cell table:formula="of:=SUM([.C65:.V6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k 1%</text:p>
          </table:table-cell>
          <table:table-cell office:value-type="string" calcext:value-type="string">
            <text:p>R_W4_TH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5" table:formula="of:=SUM([.C66:.V66])" office:value-type="float" office:value="28" calcext:value-type="float">
            <text:p>28</text:p>
          </table:table-cell>
          <table:table-cell table:style-name="ce4" office:value-type="string" calcext:value-type="string">
            <text:p>20 supplie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.19k 1%</text:p>
          </table:table-cell>
          <table:table-cell office:value-type="string" calcext:value-type="string">
            <text:p>R_W4_TH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table:style-name="ce5" table:formula="of:=SUM([.C67:.V67])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 office:value-type="string" calcext:value-type="string">
            <text:p>R_W4_T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68:.V6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R_W4_T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C69:.V6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5k</text:p>
          </table:table-cell>
          <table:table-cell office:value-type="string" calcext:value-type="string">
            <text:p>R_W4_TH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70:.V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C71:.V7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k</text:p>
          </table:table-cell>
          <table:table-cell office:value-type="string" calcext:value-type="string">
            <text:p>R_W4_TH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72:.V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2k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73:.V7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 1%</text:p>
          </table:table-cell>
          <table:table-cell office:value-type="string" calcext:value-type="string">
            <text:p>R_W4_TH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C74:.V7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tentiometers</text:p>
          </table:table-cell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D901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2" table:formula="of:=SUM([.C77:.V77])" office:value-type="float" office:value="20" calcext:value-type="float">
            <text:p>2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D901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table:style-name="ce12" table:formula="of:=SUM([.C78:.V78])" office:value-type="float" office:value="7" calcext:value-type="float">
            <text:p>7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50k</text:p>
          </table:table-cell>
          <table:table-cell office:value-type="string" calcext:value-type="string">
            <text:p>RD901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formula="of:=SUM([.C79:.V79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50k</text:p>
          </table:table-cell>
          <table:table-cell office:value-type="string" calcext:value-type="string">
            <text:p>RD902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formula="of:=SUM([.C80:.V80])" office:value-type="float" office:value="1" calcext:value-type="float">
            <text:p>1</text:p>
          </table:table-cell>
          <table:table-cell table:style-name="ce7" office:value-type="string" calcext:value-type="string">
            <text:p>RD901F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D902F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table:style-name="ce12" table:formula="of:=SUM([.C81:.V81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0k log (A100K)</text:p>
          </table:table-cell>
          <table:table-cell office:value-type="string" calcext:value-type="string">
            <text:p>RD901F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12" table:formula="of:=SUM([.C82:.V82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M log A1M</text:p>
          </table:table-cell>
          <table:table-cell office:value-type="string" calcext:value-type="string">
            <text:p>RD901F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"/>
          <table:table-cell table:style-name="ce12" table:formula="of:=SUM([.C83:.V8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M</text:p>
          </table:table-cell>
          <table:table-cell office:value-type="string" calcext:value-type="string">
            <text:p>RD901F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/>
          <table:table-cell table:style-name="ce12" table:formula="of:=SUM([.C84:.V84])"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table:number-columns-repeated="2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impots</text:p>
          </table:table-cell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_TRIM_T93Y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style-name="ce3" table:formula="of:=SUM([.C87:.V8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CA6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6" table:formula="of:=SUM([.C88:.V88])" office:value-type="float" office:value="2" calcext:value-type="float">
            <text:p>2</text:p>
          </table:table-cell>
          <table:table-cell table:style-name="ce6" office:value-type="string" calcext:value-type="string">
            <text:p>https://nl.aliexpress.com/item/1005002038125305.html?spm=a2g0o.productlist.0.0.57e57ea0B4vXLA&amp;algo_pvid=280e1415-bafd-4b9e-beb2-9e497db17aa2&amp;algo_expid=280e1415-bafd-4b9e-beb2-9e497db17aa2-2&amp;btsid=0b0a187b16115820253081028e402d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CA6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  <table:table-cell table:style-name="ce6" table:formula="of:=SUM([.C89:.V8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_TRIM_T93YA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style-name="ce3" table:formula="of:=SUM([.C90:.V9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KT6V (Amphenol PT-6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table:style-name="ce3" table:formula="of:=SUM([.C91:.V9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KT6V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" table:formula="of:=SUM([.C92:.V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KT6V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" table:formula="of:=SUM([.C93:.V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CA6V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2"/>
          <table:table-cell table:style-name="ce6" table:formula="of:=SUM([.C94:.V9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RKT6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table:style-name="ce3" table:formula="of:=SUM([.C95:.V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k</text:p>
          </table:table-cell>
          <table:table-cell office:value-type="string" calcext:value-type="string">
            <text:p>RKT6V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3" table:formula="of:=SUM([.C96:.V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tary switch</text:p>
          </table:table-cell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K1049</text:p>
          </table:table-cell>
          <table:table-cell office:value-type="string" calcext:value-type="string">
            <text:p>DS1PC1x12 6 posi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SUM([.C99:.V99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 table:number-columns-repeated="2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22"/>
          <table:table-cell table:style-name="Default" table:formula="of:=SUM([.C104:.V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F FILM</text:p>
          </table:table-cell>
          <table:table-cell office:value-type="string" calcext:value-type="string">
            <text:p>C_RM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15" table:formula="of:=SUM([.C105:.V105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-5m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SUM([.C106:.V106])" office:value-type="float" office:value="151" calcext:value-type="float">
            <text:p>15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0pF</text:p>
          </table:table-cell>
          <table:table-cell office:value-type="string" calcext:value-type="string">
            <text:p>C-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SUM([.C107:.V107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-5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3" table:formula="of:=SUM([.C108:.V108])" office:value-type="float" office:value="10" calcext:value-type="float">
            <text:p>1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pF</text:p>
          </table:table-cell>
          <table:table-cell office:value-type="string" calcext:value-type="string">
            <text:p>C-5mm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table:style-name="ce3" table:formula="of:=SUM([.C109:.V109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5pF</text:p>
          </table:table-cell>
          <table:table-cell office:value-type="string" calcext:value-type="string">
            <text:p>C-5mm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"/>
          <table:table-cell table:style-name="ce3" table:formula="of:=SUM([.C110:.V110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nf</text:p>
          </table:table-cell>
          <table:table-cell office:value-type="string" calcext:value-type="string">
            <text:p>C-5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SUM([.C111:.V111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.2nF</text:p>
          </table:table-cell>
          <table:table-cell office:value-type="string" calcext:value-type="string">
            <text:p>C-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style-name="ce3" table:formula="of:=SUM([.C112:.V112])"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.2uF</text:p>
          </table:table-cell>
          <table:table-cell office:value-type="string" calcext:value-type="string">
            <text:p>C-5mm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  <table:table-cell table:style-name="ce3" table:formula="of:=SUM([.C113:.V113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.7nF</text:p>
          </table:table-cell>
          <table:table-cell office:value-type="string" calcext:value-type="string">
            <text:p>C-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SUM([.C114:.V114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C-5mm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table:style-name="ce3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20pF</text:p>
          </table:table-cell>
          <table:table-cell office:value-type="string" calcext:value-type="string">
            <text:p>C-5mm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style-name="ce3" table:formula="of:=SUM([.C116:.V116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2nf</text:p>
          </table:table-cell>
          <table:table-cell office:value-type="string" calcext:value-type="string">
            <text:p>C-5m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" table:formula="of:=SUM([.C117:.V117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C-5mm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"/>
          <table:table-cell table:style-name="ce3" table:formula="of:=SUM([.C118:.V118])" office:value-type="float" office:value="5" calcext:value-type="float">
            <text:p>5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330pF</text:p>
          </table:table-cell>
          <table:table-cell office:value-type="string" calcext:value-type="string">
            <text:p>C-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table:style-name="ce3" table:formula="of:=SUM([.C119:.V119])"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47nF</text:p>
          </table:table-cell>
          <table:table-cell office:value-type="string" calcext:value-type="string">
            <text:p>C-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SUM([.C120:.V120])" office:value-type="float" office:value="5" calcext:value-type="float">
            <text:p>5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47pf</text:p>
          </table:table-cell>
          <table:table-cell office:value-type="string" calcext:value-type="string">
            <text:p>C-5m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3" table:formula="of:=SUM([.C121:.V121])" office:value-type="float" office:value="6" calcext:value-type="float">
            <text:p>6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5.6nf</text:p>
          </table:table-cell>
          <table:table-cell office:value-type="string" calcext:value-type="string">
            <text:p>C-5m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" table:formula="of:=SUM([.C122:.V122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5600 FILM</text:p>
          </table:table-cell>
          <table:table-cell office:value-type="string" calcext:value-type="string">
            <text:p>C-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SUM([.C123:.V123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56pf</text:p>
          </table:table-cell>
          <table:table-cell office:value-type="string" calcext:value-type="string">
            <text:p>C-5m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3" table:formula="of:=SUM([.C124:.V124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5nf</text:p>
          </table:table-cell>
          <table:table-cell office:value-type="string" calcext:value-type="string">
            <text:p>C-5m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formula="of:=SUM([.C125:.V125])" office:value-type="float" office:value="1" calcext:value-type="float">
            <text:p>1</text:p>
          </table:table-cell>
          <table:table-cell table:style-name="ce7" office:value-type="string" calcext:value-type="string">
            <text:p>Changed to 5,1nf</text:p>
          </table:table-cell>
          <table:table-cell/>
        </table:table-row>
        <table:table-row table:style-name="ro1">
          <table:table-cell office:value-type="string" calcext:value-type="string">
            <text:p>680pf</text:p>
          </table:table-cell>
          <table:table-cell office:value-type="string" calcext:value-type="string">
            <text:p>C-5m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" table:formula="of:=SUM([.C126:.V126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8.2nF</text:p>
          </table:table-cell>
          <table:table-cell office:value-type="string" calcext:value-type="string">
            <text:p>C-5m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"/>
          <table:table-cell table:style-name="ce3" table:formula="of:=SUM([.C127:.V127])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0uFx25V</text:p>
          </table:table-cell>
          <table:table-cell office:value-type="string" calcext:value-type="string">
            <text:p>CE63x2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formula="of:=SUM([.C128:.V128])"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0uFx25V</text:p>
          </table:table-cell>
          <table:table-cell office:value-type="string" calcext:value-type="string">
            <text:p>CE63x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table:formula="of:=SUM([.C129:.V129])" office:value-type="float" office:value="22" calcext:value-type="float">
            <text:p>2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1uFx25V</text:p>
          </table:table-cell>
          <table:table-cell office:value-type="string" calcext:value-type="string">
            <text:p>CE63x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SUM([.C130:.V130])" office:value-type="float" office:value="5" calcext:value-type="float">
            <text:p>5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2.2uFx25V</text:p>
          </table:table-cell>
          <table:table-cell office:value-type="string" calcext:value-type="string">
            <text:p>CE63x2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SUM([.C131:.V131])"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3.3ufx16V</text:p>
          </table:table-cell>
          <table:table-cell office:value-type="string" calcext:value-type="string">
            <text:p>CE63x2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" table:formula="of:=SUM([.C132:.V132])" office:value-type="float" office:value="3" calcext:value-type="float">
            <text:p>3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33uFx25V</text:p>
          </table:table-cell>
          <table:table-cell office:value-type="string" calcext:value-type="string">
            <text:p>CE63x2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table:style-name="ce3" table:formula="of:=SUM([.C133:.V133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4.7ufx16v</text:p>
          </table:table-cell>
          <table:table-cell office:value-type="string" calcext:value-type="string">
            <text:p>CE63x2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3" table:formula="of:=SUM([.C134:.V134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47uFx25V</text:p>
          </table:table-cell>
          <table:table-cell office:value-type="string" calcext:value-type="string">
            <text:p>CE63x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table:formula="of:=SUM([.C135:.V135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6uFx25V</text:p>
          </table:table-cell>
          <table:table-cell office:value-type="string" calcext:value-type="string">
            <text:p>CE63x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"/>
          <table:table-cell table:style-name="ce3" table:formula="of:=SUM([.C136:.V13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uFx25V</text:p>
          </table:table-cell>
          <table:table-cell office:value-type="string" calcext:value-type="string">
            <text:p>CE63x25 (non-polarized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style-name="ce3" table:formula="of:=SUM([.C137:.V13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uFx25V</text:p>
          </table:table-cell>
          <table:table-cell office:value-type="string" calcext:value-type="string">
            <text:p>CE63x25 (non-polarized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SUM([.C138:.V1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uFx25V</text:p>
          </table:table-cell>
          <table:table-cell office:value-type="string" calcext:value-type="string">
            <text:p>CE63x25_NP (non-polarized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table:formula="of:=SUM([.C139:.V139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nf FILM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SUM([.C140:.V14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141:.V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142:.V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ctors</text:p>
          </table:table-cell>
          <table:table-cell table:number-columns-repeated="22"/>
          <table:table-cell table:style-name="Default" table:formula="of:=SUM([.C143:.V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uH</text:p>
          </table:table-cell>
          <table:table-cell office:value-type="string" calcext:value-type="string">
            <text:p>R0125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144:.V144])" office:value-type="float" office:value="26" calcext:value-type="float">
            <text:p>26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table:number-columns-repeated="23"/>
          <table:table-cell table:style-name="Default" table:formula="of:=SUM([.C145:.V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146:.V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s/Diodes</text:p>
          </table:table-cell>
          <table:table-cell table:number-columns-repeated="22"/>
          <table:table-cell table:style-name="Default" table:formula="of:=SUM([.C147:.V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>TO-92-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148:.V148])" office:value-type="float" office:value="32" calcext:value-type="float">
            <text:p>32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>TO-92-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SUM([.C149:.V14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148</text:p>
          </table:table-cell>
          <table:table-cell office:value-type="string" calcext:value-type="string">
            <text:p>DO-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SUM([.C150:.V150])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001</text:p>
          </table:table-cell>
          <table:table-cell office:value-type="string" calcext:value-type="string">
            <text:p>DO-4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table:formula="of:=SUM([.C151:.V151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75</text:p>
          </table:table-cell>
          <table:table-cell office:value-type="string" calcext:value-type="string">
            <text:p>TO-92-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" table:formula="of:=SUM([.C152:.V1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m Red LED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formula="of:=SUM([.C153:.V153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m led Yello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Default" table:formula="of:=SUM([.C154:.V15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85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ce3" table:formula="of:=SUM([.C155:.V1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156:.V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2"/>
          <table:table-cell table:style-name="Default" table:formula="of:=SUM([.C157:.V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-14_Socke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8"/>
          <table:table-cell table:style-name="ce3" table:formula="of:=SUM([.C158:.V158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Pin Header male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6"/>
          <table:table-cell table:style-name="ce12" table:formula="of:=SUM([.C159:.V15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Pin Header female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12" table:formula="of:=SUM([.C160:.V16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Header male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style-name="ce12" table:formula="of:=SUM([.C161:.V16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Header femal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table:style-name="ce12" table:formula="of:=SUM([.C162:.V16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Pin header mal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style-name="ce12" table:formula="of:=SUM([.C163:.V16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Pin header fema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"/>
          <table:table-cell table:style-name="ce12" table:formula="of:=SUM([.C164:.V16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Pin header mal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/>
          <table:table-cell table:style-name="ce12" table:formula="of:=SUM([.C165:.V16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Pin header fema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5"/>
          <table:table-cell table:style-name="ce12" table:formula="of:=SUM([.C166:.V16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Pin header mal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12" table:formula="of:=SUM([.C167:.V16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Pin header femal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2" table:formula="of:=SUM([.C168:.V16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-8 So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SUM([.C169:.V16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090-30</text:p>
          </table:table-cell>
          <table:table-cell office:value-type="string" calcext:value-type="string">
            <text:p>Polymer f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table:formula="of:=SUM([.C170:.V17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-10MS</text:p>
          </table:table-cell>
          <table:table-cell office:value-type="string" calcext:value-type="string">
            <text:p>Eurorack pow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SUM([.C171:.V17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P-PJ301M-12</text:p>
          </table:table-cell>
          <table:table-cell office:value-type="string" calcext:value-type="string">
            <text:p>Jack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2" table:formula="of:=SUM([.C172:.V172])" office:value-type="float" office:value="68" calcext:value-type="float">
            <text:p>68</text:p>
          </table:table-cell>
          <table:table-cell office:value-type="string" calcext:value-type="string">
            <text:p>Thonk, not ordered</text:p>
          </table:table-cell>
          <table:table-cell/>
        </table:table-row>
        <table:table-row table:style-name="ro1">
          <table:table-cell office:value-type="string" calcext:value-type="string">
            <text:p>WQP-PJ366ST</text:p>
          </table:table-cell>
          <table:table-cell office:value-type="string" calcext:value-type="string">
            <text:p>Stereo Jack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"/>
          <table:table-cell table:style-name="ce12" table:formula="of:=SUM([.C173:.V17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T Lever switc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12" table:formula="of:=SUM([.C174:.V17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T Lever switch</text:p>
          </table:table-cell>
          <table:table-cell office:value-type="string" calcext:value-type="string">
            <text:p>On-Off-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table:style-name="ce12" table:formula="of:=SUM([.C175:.V17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Lever On-off-On switch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ce12" table:formula="of:=SUM([.C176:.V17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</text:p>
          </table:table-cell>
          <table:table-cell table:number-columns-repeated="22"/>
          <table:table-cell table:style-name="Default" table:formula="of:=SUM([.C177:.V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-49S</text:p>
          </table:table-cell>
          <table:table-cell office:value-type="string" calcext:value-type="string">
            <text:p>16MHz Crystal, 10,77mm spacing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table:style-name="ce3" table:formula="of:=SUM([.C178:.V1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179:.V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180:.V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table:number-columns-repeated="22"/>
          <table:table-cell table:style-name="Default" table:formula="of:=SUM([.C181:.V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07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82:.V182])" office:value-type="float" office:value="23" calcext:value-type="float">
            <text:p>23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office:value-type="string" calcext:value-type="string">
            <text:p>KR198NT1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6" table:formula="of:=SUM([.C183:.V183])" office:value-type="float" office:value="2" calcext:value-type="float">
            <text:p>2</text:p>
          </table:table-cell>
          <table:table-cell office:value-type="string" calcext:value-type="string">
            <text:p>Erica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184:.V184])" office:value-type="float" office:value="9" calcext:value-type="float">
            <text:p>9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office:value-type="string" calcext:value-type="string">
            <text:p>LM337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style-name="ce15" table:formula="of:=SUM([.C185:.V18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17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style-name="ce15" table:formula="of:=SUM([.C186:.V18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40UD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table:style-name="ce6" table:formula="of:=SUM([.C187:.V187])" office:value-type="float" office:value="2" calcext:value-type="float">
            <text:p>2</text:p>
          </table:table-cell>
          <table:table-cell office:value-type="string" calcext:value-type="string">
            <text:p>Erica</text:p>
          </table:table-cell>
          <table:table-cell/>
        </table:table-row>
        <table:table-row table:style-name="ro1">
          <table:table-cell office:value-type="string" calcext:value-type="string">
            <text:p>LM13700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15" table:formula="of:=SUM([.C188:.V1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37LZ/NOP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15" table:formula="of:=SUM([.C189:.V1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334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12" table:formula="of:=SUM([.C190:.V190])" office:value-type="float" office:value="1" calcext:value-type="float">
            <text:p>1</text:p>
          </table:table-cell>
          <table:table-cell office:value-type="string" calcext:value-type="string">
            <text:p>Thonk, not ordered</text:p>
          </table:table-cell>
          <table:table-cell/>
        </table:table-row>
        <table:table-row table:style-name="ro1">
          <table:table-cell office:value-type="string" calcext:value-type="string">
            <text:p>CD4011B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15" table:formula="of:=SUM([.C191:.V1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4046BE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"/>
          <table:table-cell table:style-name="ce15" table:formula="of:=SUM([.C192:.V19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205SD</text:p>
          </table:table-cell>
          <table:table-cell office:value-type="string" calcext:value-type="string">
            <text:p>MN320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C193:.V193])" office:value-type="float" office:value="1" calcext:value-type="float">
            <text:p>1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office:value-type="string" calcext:value-type="string">
            <text:p>V3102</text:p>
          </table:table-cell>
          <table:table-cell office:value-type="string" calcext:value-type="string">
            <text:p>MN31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C194:.V194])" office:value-type="float" office:value="1" calcext:value-type="float">
            <text:p>1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office:value-type="string" calcext:value-type="string">
            <text:p>AS336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6" table:formula="of:=SUM([.C195:.V195])" office:value-type="float" office:value="1" calcext:value-type="float">
            <text:p>1</text:p>
          </table:table-cell>
          <table:table-cell office:value-type="string" calcext:value-type="string">
            <text:p>Erica</text:p>
          </table:table-cell>
          <table:table-cell/>
        </table:table-row>
        <table:table-row table:style-name="ro1">
          <table:table-cell office:value-type="string" calcext:value-type="string">
            <text:p>78L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15" table:formula="of:=SUM([.C196:.V1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L0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15" table:formula="of:=SUM([.C197:.V19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GA328-P</text:p>
          </table:table-cell>
          <table:table-cell office:value-type="string" calcext:value-type="string">
            <text:p>Preprogrammed available from Eric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table:style-name="ce6" table:formula="of:=SUM([.C198:.V198])" office:value-type="float" office:value="1" calcext:value-type="float">
            <text:p>1</text:p>
          </table:table-cell>
          <table:table-cell office:value-type="string" calcext:value-type="string">
            <text:p>Erica</text:p>
          </table:table-cell>
          <table:table-cell/>
        </table:table-row>
        <table:table-row table:style-name="ro1">
          <table:table-cell office:value-type="string" calcext:value-type="string">
            <text:p>6N13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15" table:formula="of:=SUM([.C199:.V1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482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15" table:formula="of:=SUM([.C200:.V2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482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15" table:formula="of:=SUM([.C201:.V2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1100CK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SUM([.C202:.V202])" office:value-type="float" office:value="1" calcext:value-type="float">
            <text:p>1</text:p>
          </table:table-cell>
          <table:table-cell office:value-type="string" calcext:value-type="string">
            <text:p>Erica</text:p>
          </table:table-cell>
          <table:table-cell/>
        </table:table-row>
        <table:table-row table:style-name="ro1">
          <table:table-cell office:value-type="string" calcext:value-type="string">
            <text:p>LM480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15" table:formula="of:=SUM([.C203:.V2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40UD12</text:p>
          </table:table-cell>
          <table:table-cell office:value-type="string" calcext:value-type="string">
            <text:p>Erica Synth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  <table:table-cell table:style-name="ce6" table:formula="of:=SUM([.C204:.V204])" office:value-type="float" office:value="2" calcext:value-type="float">
            <text:p>2</text:p>
          </table:table-cell>
          <table:table-cell office:value-type="string" calcext:value-type="string">
            <text:p>Erica</text:p>
          </table:table-cell>
          <table:table-cell/>
        </table:table-row>
        <table:table-row table:style-name="ro1">
          <table:table-cell office:value-type="string" calcext:value-type="string">
            <text:p>VTL5C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205:.V205])" office:value-type="float" office:value="3" calcext:value-type="float">
            <text:p>3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>
          <table:table-cell office:value-type="string" calcext:value-type="string">
            <text:p>LM555N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formula="of:=SUM([.C206:.V2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C207:.V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Pin eurorack power cables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string" calcext:value-type="string">
            <text:p>Ali</text:p>
          </table:table-cell>
          <table:table-cell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2"/>
        </table:table-row>
        <table:table-row table:style-name="ro1">
          <table:table-cell table:number-columns-repeated="23"/>
          <table:table-cell table:style-name="Default" table:formula="of:=SUM([.X11:.X208])" office:value-type="float" office:value="1576" calcext:value-type="float">
            <text:p>1576</text:p>
          </table:table-cell>
          <table:table-cell table:number-columns-repeated="2"/>
        </table:table-row>
      </table:table>
      <table:table table:name="Financ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impots</text:p>
          </table:table-cell>
          <table:table-cell office:value-type="string" calcext:value-type="string">
            <text:p>AliExpress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AliExpress</text:p>
          </table:table-cell>
          <table:table-cell office:value-type="float" office:value="11.13" calcext:value-type="float">
            <text:p>11,13</text:p>
          </table:table-cell>
        </table:table-row>
        <table:table-row table:style-name="ro1">
          <table:table-cell office:value-type="string" calcext:value-type="string">
            <text:p>Power cables</text:p>
          </table:table-cell>
          <table:table-cell office:value-type="string" calcext:value-type="string">
            <text:p>AliExpress</text:p>
          </table:table-cell>
          <table:table-cell office:value-type="float" office:value="18.36" calcext:value-type="float">
            <text:p>18,36</text:p>
          </table:table-cell>
        </table:table-row>
        <table:table-row table:style-name="ro1">
          <table:table-cell office:value-type="string" calcext:value-type="string">
            <text:p>Inductors</text:p>
          </table:table-cell>
          <table:table-cell office:value-type="string" calcext:value-type="string">
            <text:p>AliExpr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string" calcext:value-type="string">
            <text:p>AliExpress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Circuit boards</text:p>
          </table:table-cell>
          <table:table-cell office:value-type="string" calcext:value-type="string">
            <text:p>JLCPCB</text:p>
          </table:table-cell>
          <table:table-cell office:value-type="float" office:value="145.22" calcext:value-type="float">
            <text:p>145,22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/>
          <table:table-cell office:value-type="float" office:value="118.32" calcext:value-type="float">
            <text:p>118,32</text:p>
          </table:table-cell>
        </table:table-row>
        <table:table-row table:style-name="ro1">
          <table:table-cell office:value-type="string" calcext:value-type="string">
            <text:p>TL074</text:p>
          </table:table-cell>
          <table:table-cell office:value-type="string" calcext:value-type="string">
            <text:p>AliExpress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TL072</text:p>
          </table:table-cell>
          <table:table-cell office:value-type="string" calcext:value-type="string">
            <text:p>AliExpress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V3205SD</text:p>
          </table:table-cell>
          <table:table-cell office:value-type="string" calcext:value-type="string">
            <text:p>AliExpress</text:p>
          </table:table-cell>
          <table:table-cell office:value-type="float" office:value="7.56" calcext:value-type="float">
            <text:p>7,56</text:p>
          </table:table-cell>
        </table:table-row>
        <table:table-row table:style-name="ro1">
          <table:table-cell office:value-type="string" calcext:value-type="string">
            <text:p>V3102</text:p>
          </table:table-cell>
          <table:table-cell office:value-type="string" calcext:value-type="string">
            <text:p>AliExpr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TL5C3</text:p>
          </table:table-cell>
          <table:table-cell office:value-type="string" calcext:value-type="string">
            <text:p>AliExpress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13])" office:value-type="float" office:value="314.92" calcext:value-type="float">
            <text:p>314,92</text:p>
          </table:table-cell>
        </table:table-row>
      </table:table>
      <table:named-expressions/>
      <table:database-ranges>
        <table:database-range table:name="__Anonymous_Sheet_DB__0" table:target-range-address="Sheet1.A105:Sheet1.X14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-00-0000</text:date>, <text:time style:data-style-name="N2" text:time-value="14:55:42.245049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ijntje Tak</meta:initial-creator>
    <meta:creation-date>2021-01-24T14:18:03.311160240</meta:creation-date>
    <dc:date>2021-02-01T16:41:43.060164432</dc:date>
    <dc:creator>Merijntje Tak</dc:creator>
    <meta:editing-duration>PT9H49M40S</meta:editing-duration>
    <meta:editing-cycles>25</meta:editing-cycles>
    <meta:generator>LibreOffice/6.0.7.3$Linux_X86_64 LibreOffice_project/00m0$Build-3</meta:generator>
    <meta:document-statistic meta:table-count="2" meta:cell-count="1195" meta:object-count="0"/>
  </office:meta>
</office:document-meta>
</file>